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6_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L. M. Belisario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7 January 1849</text:p>
      <text:p text:style-name="P2">Month<text:tab/><text:tab/><text:tab/><text:tab/><text:tab/><text:tab/>January</text:p>
      <text:p text:style-name="P2">Year<text:tab/><text:tab/><text:tab/><text:tab/><text:tab/><text:tab/>1849</text:p>
      <text:p text:style-name="P2">Hebrew Date<text:tab/><text:tab/><text:tab/><text:tab/><text:tab/></text:p>
      <text:p text:style-name="P2">Undated</text:p>
      <text:p text:style-name="P2">City<text:tab/><text:tab/><text:tab/><text:tab/><text:tab/><text:tab/>Clapton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Dear Sir/</text:p>
      <text:p text:style-name="P2"><text:tab/>I have no doubt you recollect/ that when my nieces resumed their/ Italian lessons, the limit was arranged/ to be twelve lessons: As there remain/ but two more, to complete this number,/ I have considered it advisable to apprize[sic]/ you of it, lest you might lose the/ opportunity of employing the time/ that will then be at your disposal./</text:p>
      <text:p text:style-name="P2"><text:tab/>I cannot conclude without ex/=pressing my own, as well as my nieces'/ extreme regret at the near approach/</text:p>
      <text:p text:style-name="P2"/>
      <text:p text:style-name="P2">[Page 2]</text:p>
      <text:p text:style-name="P2">of the time prescribed for closing their/ lessons; and I beg to assure you, that/ I shall always feel the greatest pleasure/ in being called upon at all times, to/ bear testimony to the excellence of/ your system of instruction--/</text:p>
      <text:p text:style-name="P2">With best wishes for your success/</text:p>
      <text:p text:style-name="P2"><text:soft-page-break/><text:tab/>I am/</text:p>
      <text:p text:style-name="P2"><text:tab/>Dear Sir,/</text:p>
      <text:p text:style-name="P2"><text:tab/>Yours truly,/</text:p>
      <text:p text:style-name="P2"><text:tab/>L. M. Belisario/</text:p>
      <text:p text:style-name="P2">Clapton/</text:p>
      <text:p text:style-name="P2">27 Jany. 1849/</text:p>
      <text:p text:style-name="P2"><text:tab/>S. Morais Esqr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16T12:29:12</meta:creation-date>
    <dc:date>2011-12-12T10:37:29.05</dc:date>
    <dc:language>en-US</dc:language>
    <meta:editing-cycles>3</meta:editing-cycles>
    <meta:editing-duration>PT00H05M02S</meta:editing-duration>
    <meta:document-statistic meta:table-count="0" meta:image-count="0" meta:object-count="0" meta:page-count="3" meta:paragraph-count="74" meta:word-count="315" meta:character-count="2087"/>
    <dc:creator>Penn Libraries</dc:creator>
    <meta:user-defined meta:name="Info 1"/>
    <meta:user-defined meta:name="Info 2"/>
    <meta:user-defined meta:name="Info 3"/>
    <meta:user-defined meta:name="Info 4"/>
  </office:meta>
</office:document-meta>
</file>